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var(--ff-mono)" svg:font-family="var(--ff-mono)" style:font-family-generic="roman"/>
    <style:font-face style:name="Segoe UI" svg:font-family="Segoe UI" style:font-family-generic="swiss" style:font-pitch="variable" svg:panose-1="2 11 5 2 4 2 4 2 2 3"/>
    <style:font-face style:name="Monaco" svg:font-family="Monaco" style:font-family-generic="modern" style:font-pitch="fixed" svg:panose-1="2 11 5 9 3 4 4 4 2 4"/>
    <style:font-face style:name="Consolas" svg:font-family="Consolas" style:font-family-generic="modern" style:font-pitch="fixed" svg:panose-1="2 11 6 9 2 2 4 3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language="de" fo:country="DE"/>
    </style:style>
    <style:style style:name="P2" style:parent-style-name="Normal" style:family="paragraph">
      <style:text-properties style:font-name="Arial" fo:color="#202124" fo:font-size="16pt" style:font-size-asian="16pt" style:font-size-complex="16pt" fo:background-color="#FFFFFF"/>
    </style:style>
    <style:style style:name="P3" style:parent-style-name="Normal" style:family="paragraph">
      <style:text-properties style:font-name="Arial" fo:font-size="16pt" style:font-size-asian="16pt" style:font-size-complex="16pt" fo:language="de" fo:country="DE"/>
    </style:style>
    <style:style style:name="T4" style:parent-style-name="DefaultParagraphFont" style:family="text">
      <style:text-properties style:font-name="Arial" fo:color="#242424" fo:font-size="16pt" style:font-size-asian="16pt" style:font-size-complex="16pt" fo:background-color="#FFFFFF"/>
    </style:style>
    <style:style style:name="T5" style:parent-style-name="Hyperlink" style:family="text">
      <style:text-properties style:font-name="Arial" fo:color="#4F52B2" fo:font-size="16pt" style:font-size-asian="16pt" style:font-size-complex="16pt" fo:background-color="#FFFFFF"/>
    </style:style>
    <style:style style:name="P6" style:parent-style-name="Normal" style:family="paragraph">
      <style:paragraph-properties style:vertical-align="baseline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var(--ff-mono)" style:font-name-asian="Times New Roman" style:font-name-complex="Courier New" fo:font-size="10pt" style:font-size-asian="10pt" style:font-size-complex="10pt"/>
    </style:style>
    <style:style style:name="P7" style:parent-style-name="Normal" style:family="paragraph">
      <style:paragraph-properties style:vertical-align="baseline" fo:margin-bottom="0.0694in" fo:line-height="100%" fo:background-color="#FFFFFF"/>
      <style:text-properties style:font-name="Segoe UI" style:font-name-asian="Times New Roman" style:font-name-complex="Segoe UI" fo:color="#232629" fo:font-size="11.5pt" style:font-size-asian="11.5pt" style:font-size-complex="11.5pt"/>
    </style:style>
    <style:style style:name="P8" style:parent-style-name="Normal" style:family="paragraph">
      <style:paragraph-properties style:vertical-align="baseline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var(--ff-mono)" style:font-name-asian="Times New Roman" style:font-name-complex="Courier New" fo:font-size="10pt" style:font-size-asian="10pt" style:font-size-complex="10pt"/>
    </style:style>
    <style:style style:name="P9" style:parent-style-name="Normal" style:family="paragraph">
      <style:paragraph-properties style:vertical-align="baseline" fo:margin-bottom="0.0694in" fo:line-height="100%" fo:background-color="#FFFFFF"/>
      <style:text-properties style:font-name="Segoe UI" style:font-name-asian="Times New Roman" style:font-name-complex="Segoe UI" fo:color="#232629" fo:font-size="11.5pt" style:font-size-asian="11.5pt" style:font-size-complex="11.5pt"/>
    </style:style>
    <style:style style:name="P10" style:parent-style-name="Normal" style:family="paragraph">
      <style:paragraph-properties style:vertical-align="baseline"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1" style:parent-style-name="DefaultParagraphFont" style:family="text">
      <style:text-properties style:font-name="var(--ff-mono)" style:font-name-asian="Times New Roman" style:font-name-complex="Courier New" fo:font-size="10pt" style:font-size-asian="10pt" style:font-size-complex="10pt"/>
    </style:style>
    <style:style style:name="T12" style:parent-style-name="DefaultParagraphFont" style:family="text">
      <style:text-properties style:font-name="var(--ff-mono)" style:font-name-asian="Times New Roman" style:font-name-complex="Courier New" fo:font-size="10pt" style:font-size-asian="10pt" style:font-size-complex="10pt"/>
    </style:style>
    <style:style style:name="P13" style:parent-style-name="Normal" style:family="paragraph">
      <style:text-properties style:font-name="Arial" fo:font-size="16pt" style:font-size-asian="16pt" style:font-size-complex="16pt"/>
    </style:style>
    <style:style style:name="P14" style:parent-style-name="Normal" style:family="paragraph">
      <style:text-properties style:font-name="Monaco" fo:color="#292929" fo:letter-spacing="-0.0034in" fo:background-color="#F2F2F2"/>
    </style:style>
    <style:style style:name="T15" style:parent-style-name="token" style:family="text">
      <style:text-properties style:font-name="Consolas" fo:color="#2F9C0A" fo:font-size="11.5pt" style:font-size-asian="11.5pt" style:font-size-complex="11.5pt"/>
    </style:style>
    <style:style style:name="T16" style:parent-style-name="DefaultParagraphFont" style:family="text">
      <style:text-properties style:font-name="Consolas" fo:color="#000000" fo:font-size="11.5pt" style:font-size-asian="11.5pt" style:font-size-complex="11.5pt" fo:background-color="#FDFDFD"/>
    </style:style>
    <style:style style:name="T17" style:parent-style-name="token" style:family="text">
      <style:text-properties style:font-name="Consolas" fo:color="#2F9C0A" fo:font-size="11.5pt" style:font-size-asian="11.5pt" style:font-size-complex="11.5pt"/>
    </style:style>
    <style:style style:name="T18" style:parent-style-name="DefaultParagraphFont" style:family="text">
      <style:text-properties style:font-name="Consolas" fo:color="#000000" fo:font-size="11.5pt" style:font-size-asian="11.5pt" style:font-size-complex="11.5pt" fo:background-color="#FDFDFD"/>
    </style:style>
    <style:style style:name="T19" style:parent-style-name="token" style:family="text">
      <style:text-properties style:font-name="Consolas" fo:color="#2F9C0A" fo:font-size="11.5pt" style:font-size-asian="11.5pt" style:font-size-complex="11.5pt"/>
    </style:style>
    <style:style style:name="T20" style:parent-style-name="DefaultParagraphFont" style:family="text">
      <style:text-properties style:font-name="Consolas" fo:color="#000000" fo:font-size="11.5pt" style:font-size-asian="11.5pt" style:font-size-complex="11.5pt" fo:background-color="#FDFDFD"/>
    </style:style>
  </office:automatic-styles>
  <office:body>
    <office:text text:use-soft-page-breaks="true">
      <text:p text:style-name="P1">GIT</text:p>
      <text:p text:style-name="P2">git config --global user.name</text:p>
      <text:p text:style-name="P3">git config --global user.email<text:s/></text:p>
      <text:p text:style-name="Normal"><text:span text:style-name="T4">git config --global http.proxy </text:span><text:a office:title="http://proxy.itm.bfw:3128" xlink:href="http://proxy.itm.bfw:3128/" office:target-frame-name="_top" xlink:show="replace"><text:span text:style-name="T5">http://proxy.itm.bfw:3128</text:span></text:a></text:p>
      <text:p text:style-name="P6">git config --local -e</text:p>
      <text:p text:style-name="P7">change entry of</text:p>
      <text:p text:style-name="P8"><text:s/>url = git@github.com:username/repo.git</text:p>
      <text:p text:style-name="P9">to</text:p>
      <text:p text:style-name="P10"><text:span text:style-name="T11">url =<text:s/></text:span><text:span text:style-name="T12">https://github.com/username/repo.git</text:span></text:p>
      <text:p text:style-name="P13"/>
      <text:p text:style-name="P14">git push origin main</text:p>
      <text:p text:style-name="Normal"><text:span text:style-name="T15">git</text:span><text:span text:style-name="T16"><text:s/>pull origin</text:span></text:p>
      <text:p text:style-name="Normal"><text:span text:style-name="T17">git</text:span><text:span text:style-name="T18"><text:s/>branch hello-world-images</text:span></text:p>
      <text:p text:style-name="Normal"><text:span text:style-name="T19">git</text:span><text:span text:style-name="T20"><text:s/>branch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var(--ff-mono)" svg:font-family="var(--ff-mono)" style:font-family-generic="roman"/>
    <style:font-face style:name="Segoe UI" svg:font-family="Segoe UI" style:font-family-generic="swiss" style:font-pitch="variable" svg:panose-1="2 11 5 2 4 2 4 2 2 3"/>
    <style:font-face style:name="Monaco" svg:font-family="Monaco" style:font-family-generic="modern" style:font-pitch="fixed" svg:panose-1="2 11 5 9 3 4 4 4 2 4"/>
    <style:font-face style:name="Consolas" svg:font-family="Consolas" style:font-family-generic="modern" style:font-pitch="fixed" svg:panose-1="2 11 6 9 2 2 4 3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5in"/>
      <style:text-properties style:font-name="Calibri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ja" style:country-asian="JP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HTMLPreformatted" style:display-name="HTML Preformatted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hyphenate="fals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HTMLCode" style:display-name="HTML Code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hyphenate="false"/>
    </style:style>
    <style:style style:name="token" style:display-name="token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aleterre, Gregory</meta:initial-creator>
    <dc:creator>Maleterre, Gregory</dc:creator>
    <meta:creation-date>2022-09-29T07:30:00Z</meta:creation-date>
    <dc:date>2022-10-04T12:33:00Z</dc:date>
    <meta:template xlink:href="Normal.dotm" xlink:type="simple"/>
    <meta:editing-cycles>4</meta:editing-cycles>
    <meta:editing-duration>PT0S</meta:editing-duration>
    <meta:document-statistic meta:page-count="1" meta:paragraph-count="1" meta:word-count="59" meta:character-count="400" meta:row-count="2" meta:non-whitespace-character-count="342"/>
  </office:meta>
</office:document-meta>
</file>